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700000166B05C490A8117B13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Heading_20_3">
      <style:text-properties fo:font-variant="normal" fo:text-transform="none" fo:color="#2d2828" loext:opacity="100%" style:font-name="Open Sans" fo:font-size="18.75pt" fo:letter-spacing="normal" fo:font-style="normal" fo:font-weight="normal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1.339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0"/></text:p>
      <text:h text:style-name="P1" text:outline-level="3"><text:bookmark text:name="m_milestonetitle"/><text:s text:c="25"/>Project Structure</text:h>
      <text:p text:style-name="Standard"/>
      <text:p text:style-name="Standard"><draw:frame draw:style-name="fr1" draw:name="Image1" text:anchor-type="char" svg:x="0.3898in" svg:y="0.1839in" svg:width="5.8654in" svg:height="5.4898in" draw:z-index="0"><draw:image xlink:href="Pictures/100000000000015700000166B05C490A8117B13D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9T12:30:39.882000000</meta:creation-date>
    <dc:date>2022-11-19T12:32:45.166000000</dc:date>
    <meta:editing-duration>PT2M5S</meta:editing-duration>
    <meta:editing-cycles>1</meta:editing-cycles>
    <meta:document-statistic meta:table-count="0" meta:image-count="1" meta:object-count="0" meta:page-count="2" meta:paragraph-count="2" meta:word-count="2" meta:character-count="82" meta:non-whitespace-character-count="16"/>
    <meta:generator>LibreOffice/7.2.4.1$Windows_X86_64 LibreOffice_project/27d75539669ac387bb498e35313b970b7fe9c4f9</meta:generator>
  </office:meta>
</office:document-meta>
</file>